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198cm" fo:min-width="0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3.75cm"/>
      <style:paragraph-properties style:writing-mode="lr-tb"/>
    </style:style>
    <style:style style:name="gr3" style:family="graphic" style:parent-style-name="standard">
      <style:graphic-properties svg:stroke-width="0.053cm" svg:stroke-color="#80008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207cm" fo:min-width="0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643cm" fo:min-width="4.199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48pt" style:font-size-asian="48pt" style:font-size-complex="48pt"/>
    </style:style>
    <style:style style:name="P3" style:family="paragraph">
      <loext:graphic-properties draw:fill="none" draw:fill-color="#ffffff"/>
      <style:paragraph-properties style:writing-mode="lr-tb"/>
      <style:text-properties fo:font-size="48pt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style:text-properties fo:font-size="36pt" style:font-size-asian="36pt" style:font-size-complex="36pt"/>
    </style:style>
    <style:style style:name="P6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g>
          <draw:custom-shape draw:style-name="gr1" draw:text-style-name="P1" draw:layer="layout" svg:width="0.5cm" svg:height="0.5cm" draw:transform="rotate (0.523598775598299) translate (12.509cm 12.21cm)">
            <text:p/>
            <draw:enhanced-geometry svg:viewBox="0 0 21600 21600" draw:type="rectangle" draw:enhanced-path="M 0 0 L 21600 0 21600 21600 0 21600 0 0 Z N"/>
          </draw:custom-shape>
          <draw:g>
            <draw:frame draw:style-name="gr2" draw:text-style-name="P3" draw:layer="layout" svg:width="3.75cm" svg:height="4cm" svg:x="9.5cm" svg:y="17cm">
              <draw:text-box>
                <text:p text:style-name="P2"><text:span text:style-name="T1">b</text:span></text:p>
              </draw:text-box>
            </draw:frame>
            <draw:line draw:style-name="gr3" draw:text-style-name="P4" draw:layer="layout" svg:x1="5.75cm" svg:y1="17.025cm" svg:x2="15.25cm" svg:y2="17.025cm">
              <text:p/>
            </draw:line>
          </draw:g>
          <draw:g>
            <draw:frame draw:style-name="gr2" draw:text-style-name="P3" draw:layer="layout" svg:width="3.75cm" svg:height="4cm" svg:x="16cm" svg:y="12.25cm">
              <draw:text-box>
                <text:p text:style-name="P2"><text:span text:style-name="T1">a</text:span></text:p>
              </draw:text-box>
            </draw:frame>
            <draw:line draw:style-name="gr3" draw:text-style-name="P4" draw:layer="layout" svg:x1="15.75cm" svg:y1="16.5cm" svg:x2="15.75cm" svg:y2="10.5cm">
              <text:p/>
            </draw:line>
          </draw:g>
          <draw:g>
            <draw:custom-shape draw:style-name="gr4" draw:text-style-name="P1" draw:layer="layout" svg:width="0.441cm" svg:height="0.509cm" svg:x="14.75cm" svg:y="1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5" draw:text-style-name="P1" draw:layer="layout" svg:width="9.5cm" svg:height="6cm" svg:x="5.75cm" svg:y="10.5cm">
                <text:p/>
  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  </draw:custom-shape>
              <draw:line draw:style-name="gr6" draw:text-style-name="P1" draw:layer="layout" svg:x1="15.25cm" svg:y1="16.5cm" svg:x2="12.5cm" svg:y2="12.25cm">
                <text:p/>
              </draw:line>
            </draw:g>
            <draw:g>
              <draw:frame draw:style-name="gr2" draw:text-style-name="P6" draw:layer="layout" svg:width="3.75cm" svg:height="4cm" svg:x="12.55cm" svg:y="9.2cm">
                <draw:text-box>
                  <text:p text:style-name="P5"><text:span text:style-name="T2">e</text:span></text:p>
                </draw:text-box>
              </draw:frame>
              <draw:line draw:style-name="gr3" draw:text-style-name="P4" draw:layer="layout" svg:x1="12.27cm" svg:y1="11.533cm" svg:x2="14.979cm" svg:y2="9.817cm">
                <text:p/>
              </draw:line>
            </draw:g>
          </draw:g>
          <draw:g>
            <draw:line draw:style-name="gr3" draw:text-style-name="P4" draw:layer="layout" svg:x1="5.526cm" svg:y1="15.792cm" svg:x2="11.974cm" svg:y2="11.708cm">
              <text:p/>
            </draw:line>
            <draw:frame draw:style-name="gr2" draw:text-style-name="P6" draw:layer="layout" svg:width="3.75cm" svg:height="4cm" svg:x="7.85cm" svg:y="12.2cm">
              <draw:text-box>
                <text:p text:style-name="P5"><text:span text:style-name="T2">d</text:span></text:p>
              </draw:text-box>
            </draw:frame>
          </draw:g>
          <draw:frame draw:style-name="gr2" draw:text-style-name="P3" draw:layer="layout" svg:width="3.75cm" svg:height="4cm" svg:x="8.6cm" svg:y="9.7cm">
            <draw:text-box>
              <text:p text:style-name="P2"><text:span text:style-name="T1">c</text:span></text:p>
            </draw:text-box>
          </draw:frame>
          <draw:line draw:style-name="gr3" draw:text-style-name="P4" draw:layer="layout" svg:x1="4.826cm" svg:y1="14.792cm" svg:x2="14.5cm" svg:y2="8.75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7-24T15:44:51.011000000</dc:date>
    <meta:editing-duration>PT36M8S</meta:editing-duration>
    <meta:editing-cycles>4</meta:editing-cycles>
    <meta:generator>LibreOffice/7.1.6.2$Windows_X86_64 LibreOffice_project/0e133318fcee89abacd6a7d077e292f1145735c3</meta:generator>
    <meta:document-statistic meta:object-count="21"/>
  </office:meta>
</office:document-meta>
</file>